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UDR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36.7">
            <text:p>36,7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B11]+[.D11]+[.F9]+[.H12]" office:value-type="percentage" office:value="0.055">
            <text:p>5,5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60.8717595069545">
            <text:p>$60,87</text:p>
          </table:table-cell>
          <table:table-cell table:style-name="ce12" table:formula="of:=[.G2]/1.07" office:value-type="currency" office:currency="EUR" office:value="56.8894948663126">
            <text:p>56,89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5.82">
            <text:p>5,82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07">
            <text:p>7,0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43.6114138506404">
            <text:p>$43,61</text:p>
          </table:table-cell>
          <table:table-cell table:style-name="ce13" table:formula="of:=[.G3]/1.07" office:value-type="currency" office:currency="EUR" office:value="40.7583307015331">
            <text:p>40,76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42.0016858278328">
            <text:p>42,00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783">
            <text:p>0,783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085">
            <text:p>8,5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33.00301812003">
            <text:p>$33,00</text:p>
          </table:table-cell>
          <table:table-cell table:style-name="ce14" table:formula="of:=[.G4]/1.07" office:value-type="currency" office:currency="EUR" office:value="30.8439421682523">
            <text:p>30,84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1.52">
            <text:p>$1,52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4">
            <text:p>4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7.43295019157088">
            <text:p>7,43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3,44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UDR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36.7">
            <text:p>36,7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B11]+[.D11]+[.F9]+[.H12]" office:value-type="percentage" office:value="0.07">
            <text:p>7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66.5647895615037">
            <text:p>$66,56</text:p>
          </table:table-cell>
          <table:table-cell table:style-name="ce12" table:formula="of:=[.G2]/1.07" office:value-type="currency" office:currency="EUR" office:value="62.2100837023399">
            <text:p>62,21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office:value-type="float" office:value="5.82">
            <text:p>5,82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085">
            <text:p>8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50.3730276568879">
            <text:p>$50,37</text:p>
          </table:table-cell>
          <table:table-cell table:style-name="ce13" table:formula="of:=[.G3]/1.07" office:value-type="currency" office:currency="EUR" office:value="47.0775959410167">
            <text:p>47,08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48.1472353245364">
            <text:p>48,15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783">
            <text:p>0,783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1">
            <text:p>10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39.9038364541026">
            <text:p>$39,90</text:p>
          </table:table-cell>
          <table:table-cell table:style-name="ce14" table:formula="of:=[.G4]/1.07" office:value-type="currency" office:currency="EUR" office:value="37.2933050972921">
            <text:p>37,29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2.32">
            <text:p>$2,32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4">
            <text:p>4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7.43295019157088">
            <text:p>7,43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3,44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9">29.01.2023</text:date>, <text:time>20:35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1-29T20:35:10.83</dc:date>
    <dc:creator>aaa </dc:creator>
    <meta:editing-duration>P2DT22H4M37S</meta:editing-duration>
    <meta:editing-cycles>51</meta:editing-cycles>
    <meta:generator>OpenOffice/4.1.5$Win32 OpenOffice.org_project/415m1$Build-9789</meta:generator>
    <meta:document-statistic meta:table-count="2" meta:cell-count="176" meta:object-count="0"/>
  </office:meta>
</office:document-meta>
</file>